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0.592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0.6217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1.0646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4"/>
        <table:table-column table:style-name="co13" table:number-columns-repeated="2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4"/>
        <table:table-column table:style-name="co18" table:default-cell-style-name="ce2"/>
        <table:table-column table:style-name="co19" table:default-cell-style-name="ce2"/>
        <table:table-column table:style-name="co12" table:default-cell-style-name="ce2"/>
        <table:table-column table:style-name="co13" table:default-cell-style-name="ce2"/>
        <table:table-column table:style-name="co20" table:default-cell-style-name="ce2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_unit_id</text:p>
          </table:table-cell>
          <table:table-cell office:value-type="string" calcext:value-type="string">
            <text:p>_created_at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_started_at</text:p>
          </table:table-cell>
          <table:table-cell office:value-type="string" calcext:value-type="string">
            <text:p>_tainted</text:p>
          </table:table-cell>
          <table:table-cell office:value-type="string" calcext:value-type="string">
            <text:p>_channel</text:p>
          </table:table-cell>
          <table:table-cell office:value-type="string" calcext:value-type="string">
            <text:p>_trust</text:p>
          </table:table-cell>
          <table:table-cell office:value-type="string" calcext:value-type="string">
            <text:p>_worker_id</text:p>
          </table:table-cell>
          <table:table-cell office:value-type="string" calcext:value-type="string">
            <text:p>_country</text:p>
          </table:table-cell>
          <table:table-cell office:value-type="string" calcext:value-type="string">
            <text:p>_region</text:p>
          </table:table-cell>
          <table:table-cell office:value-type="string" calcext:value-type="string">
            <text:p>_city</text:p>
          </table:table-cell>
          <table:table-cell office:value-type="string" calcext:value-type="string">
            <text:p>_ip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Correct Answer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8:53:07</text:p>
          </table:table-cell>
          <table:table-cell office:value-type="float" office:value="1787325581" calcext:value-type="float">
            <text:p>1787325581</text:p>
          </table:table-cell>
          <table:table-cell table:style-name="ce1" office:value-type="string" calcext:value-type="string">
            <text:p>10/31/2015 18:50:0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bitcoinget</text:p>
          </table:table-cell>
          <table:table-cell office:value-type="float" office:value="0.9643" calcext:value-type="float">
            <text:p>0.9643</text:p>
          </table:table-cell>
          <table:table-cell office:value-type="float" office:value="21678835" calcext:value-type="float">
            <text:p>2167883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Ironton</text:p>
          </table:table-cell>
          <table:table-cell office:value-type="string" calcext:value-type="string">
            <text:p>76.177.160.209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917" calcext:value-type="float">
            <text:p>0.91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8:53:10</text:p>
          </table:table-cell>
          <table:table-cell office:value-type="float" office:value="1787325598" calcext:value-type="float">
            <text:p>1787325598</text:p>
          </table:table-cell>
          <table:table-cell table:style-name="ce1" office:value-type="string" calcext:value-type="string">
            <text:p>10/31/2015 18:46:2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9643" calcext:value-type="float">
            <text:p>0.9643</text:p>
          </table:table-cell>
          <table:table-cell office:value-type="float" office:value="30326470" calcext:value-type="float">
            <text:p>3032647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170.213.2.81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8:56:44</text:p>
          </table:table-cell>
          <table:table-cell office:value-type="float" office:value="1787327298" calcext:value-type="float">
            <text:p>1787327298</text:p>
          </table:table-cell>
          <table:table-cell table:style-name="ce1" office:value-type="string" calcext:value-type="string">
            <text:p>10/31/2015 18:54:1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8929" calcext:value-type="float">
            <text:p>0.8929</text:p>
          </table:table-cell>
          <table:table-cell office:value-type="float" office:value="28351359" calcext:value-type="float">
            <text:p>2835135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92.2.0.6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917" calcext:value-type="float">
            <text:p>0.91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8:57:32</text:p>
          </table:table-cell>
          <table:table-cell office:value-type="float" office:value="1787327709" calcext:value-type="float">
            <text:p>1787327709</text:p>
          </table:table-cell>
          <table:table-cell table:style-name="ce1" office:value-type="string" calcext:value-type="string">
            <text:p>10/31/2015 18:53:4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321" calcext:value-type="float">
            <text:p>0.7321</text:p>
          </table:table-cell>
          <table:table-cell office:value-type="float" office:value="20312760" calcext:value-type="float">
            <text:p>2031276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Ashton-under-lyne</text:p>
          </table:table-cell>
          <table:table-cell office:value-type="string" calcext:value-type="string">
            <text:p>78.145.38.54</text:p>
          </table:table-cell>
          <table:table-cell table:number-columns-repeated="2"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B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8:59:07</text:p>
          </table:table-cell>
          <table:table-cell office:value-type="float" office:value="1787328650" calcext:value-type="float">
            <text:p>1787328650</text:p>
          </table:table-cell>
          <table:table-cell table:style-name="ce1" office:value-type="string" calcext:value-type="string">
            <text:p>10/31/2015 18:57:2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8571" calcext:value-type="float">
            <text:p>0.8571</text:p>
          </table:table-cell>
          <table:table-cell office:value-type="float" office:value="21319315" calcext:value-type="float">
            <text:p>213193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75.75.152.22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04:44</text:p>
          </table:table-cell>
          <table:table-cell office:value-type="float" office:value="1787331708" calcext:value-type="float">
            <text:p>1787331708</text:p>
          </table:table-cell>
          <table:table-cell table:style-name="ce1" office:value-type="string" calcext:value-type="string">
            <text:p>10/31/2015 19:01:1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8571" calcext:value-type="float">
            <text:p>0.8571</text:p>
          </table:table-cell>
          <table:table-cell office:value-type="float" office:value="33427067" calcext:value-type="float">
            <text:p>3342706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olyoke</text:p>
          </table:table-cell>
          <table:table-cell office:value-type="string" calcext:value-type="string">
            <text:p>24.41.68.35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0.917" calcext:value-type="float">
            <text:p>0.91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07:15</text:p>
          </table:table-cell>
          <table:table-cell office:value-type="float" office:value="1787333006" calcext:value-type="float">
            <text:p>1787333006</text:p>
          </table:table-cell>
          <table:table-cell table:style-name="ce1" office:value-type="string" calcext:value-type="string">
            <text:p>10/31/2015 19:03:4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8061" calcext:value-type="float">
            <text:p>0.8061</text:p>
          </table:table-cell>
          <table:table-cell office:value-type="float" office:value="32123974" calcext:value-type="float">
            <text:p>3212397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86.145.65.27</text:p>
          </table:table-cell>
          <table:table-cell table:number-columns-repeated="2"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07:56</text:p>
          </table:table-cell>
          <table:table-cell office:value-type="float" office:value="1787333368" calcext:value-type="float">
            <text:p>1787333368</text:p>
          </table:table-cell>
          <table:table-cell table:style-name="ce1" office:value-type="string" calcext:value-type="string">
            <text:p>10/31/2015 19:00:2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7551" calcext:value-type="float">
            <text:p>0.7551</text:p>
          </table:table-cell>
          <table:table-cell office:value-type="float" office:value="24170547" calcext:value-type="float">
            <text:p>2417054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herry Hill</text:p>
          </table:table-cell>
          <table:table-cell office:value-type="string" calcext:value-type="string">
            <text:p>71.168.200.120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10:35</text:p>
          </table:table-cell>
          <table:table-cell office:value-type="float" office:value="1787334961" calcext:value-type="float">
            <text:p>1787334961</text:p>
          </table:table-cell>
          <table:table-cell table:style-name="ce1" office:value-type="string" calcext:value-type="string">
            <text:p>10/31/2015 19:03:4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937" calcext:value-type="float">
            <text:p>0.7937</text:p>
          </table:table-cell>
          <table:table-cell office:value-type="float" office:value="21467491" calcext:value-type="float">
            <text:p>2146749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24.165.145.54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15:43</text:p>
          </table:table-cell>
          <table:table-cell office:value-type="float" office:value="1787337414" calcext:value-type="float">
            <text:p>1787337414</text:p>
          </table:table-cell>
          <table:table-cell table:style-name="ce1" office:value-type="string" calcext:value-type="string">
            <text:p>10/31/2015 19:12:5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6948" calcext:value-type="float">
            <text:p>0.6948</text:p>
          </table:table-cell>
          <table:table-cell office:value-type="float" office:value="22389656" calcext:value-type="float">
            <text:p>2238965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99.95.254.23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16:11</text:p>
          </table:table-cell>
          <table:table-cell office:value-type="float" office:value="1787337768" calcext:value-type="float">
            <text:p>1787337768</text:p>
          </table:table-cell>
          <table:table-cell table:style-name="ce1" office:value-type="string" calcext:value-type="string">
            <text:p>10/31/2015 19:07:3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8442" calcext:value-type="float">
            <text:p>0.8442</text:p>
          </table:table-cell>
          <table:table-cell office:value-type="float" office:value="29849805" calcext:value-type="float">
            <text:p>2984980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82.1.37.235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20:25</text:p>
          </table:table-cell>
          <table:table-cell office:value-type="float" office:value="1787340037" calcext:value-type="float">
            <text:p>1787340037</text:p>
          </table:table-cell>
          <table:table-cell table:style-name="ce1" office:value-type="string" calcext:value-type="string">
            <text:p>10/31/2015 19:15:5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8052" calcext:value-type="float">
            <text:p>0.8052</text:p>
          </table:table-cell>
          <table:table-cell office:value-type="float" office:value="31184650" calcext:value-type="float">
            <text:p>3118465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ason City</text:p>
          </table:table-cell>
          <table:table-cell office:value-type="string" calcext:value-type="string">
            <text:p>173.26.179.94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26:52</text:p>
          </table:table-cell>
          <table:table-cell office:value-type="float" office:value="1787343313" calcext:value-type="float">
            <text:p>1787343313</text:p>
          </table:table-cell>
          <table:table-cell table:style-name="ce1" office:value-type="string" calcext:value-type="string">
            <text:p>10/31/2015 19:22:3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up_slw</text:p>
          </table:table-cell>
          <table:table-cell office:value-type="float" office:value="0.7033" calcext:value-type="float">
            <text:p>0.7033</text:p>
          </table:table-cell>
          <table:table-cell office:value-type="float" office:value="24224402" calcext:value-type="float">
            <text:p>242244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135.26.218.100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37:43</text:p>
          </table:table-cell>
          <table:table-cell office:value-type="float" office:value="1787349270" calcext:value-type="float">
            <text:p>1787349270</text:p>
          </table:table-cell>
          <table:table-cell table:style-name="ce1" office:value-type="string" calcext:value-type="string">
            <text:p>10/31/2015 19:34:5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8469" calcext:value-type="float">
            <text:p>0.8469</text:p>
          </table:table-cell>
          <table:table-cell office:value-type="float" office:value="22850156" calcext:value-type="float">
            <text:p>2285015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24.178.226.57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39:28</text:p>
          </table:table-cell>
          <table:table-cell office:value-type="float" office:value="1787350311" calcext:value-type="float">
            <text:p>1787350311</text:p>
          </table:table-cell>
          <table:table-cell table:style-name="ce1" office:value-type="string" calcext:value-type="string">
            <text:p>10/31/2015 19:34:2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6071" calcext:value-type="float">
            <text:p>0.6071</text:p>
          </table:table-cell>
          <table:table-cell office:value-type="float" office:value="30513549" calcext:value-type="float">
            <text:p>3051354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arner Robins</text:p>
          </table:table-cell>
          <table:table-cell office:value-type="string" calcext:value-type="string">
            <text:p>107.181.69.132</text:p>
          </table:table-cell>
          <table:table-cell table:number-columns-repeated="2"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417" calcext:value-type="float">
            <text:p>0.41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41:59</text:p>
          </table:table-cell>
          <table:table-cell office:value-type="float" office:value="1787351756" calcext:value-type="float">
            <text:p>1787351756</text:p>
          </table:table-cell>
          <table:table-cell table:style-name="ce1" office:value-type="string" calcext:value-type="string">
            <text:p>10/31/2015 19:37:5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8348" calcext:value-type="float">
            <text:p>0.8348</text:p>
          </table:table-cell>
          <table:table-cell office:value-type="float" office:value="29308580" calcext:value-type="float">
            <text:p>2930858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onita Springs</text:p>
          </table:table-cell>
          <table:table-cell office:value-type="string" calcext:value-type="string">
            <text:p>73.54.29.185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44:04</text:p>
          </table:table-cell>
          <table:table-cell office:value-type="float" office:value="1787352707" calcext:value-type="float">
            <text:p>1787352707</text:p>
          </table:table-cell>
          <table:table-cell table:style-name="ce1" office:value-type="string" calcext:value-type="string">
            <text:p>10/31/2015 19:41:5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395" calcext:value-type="float">
            <text:p>0.7395</text:p>
          </table:table-cell>
          <table:table-cell office:value-type="float" office:value="15448937" calcext:value-type="float">
            <text:p>1544893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Jonestown</text:p>
          </table:table-cell>
          <table:table-cell office:value-type="string" calcext:value-type="string">
            <text:p>75.75.133.206</text:p>
          </table:table-cell>
          <table:table-cell table:number-columns-repeated="2"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45:30</text:p>
          </table:table-cell>
          <table:table-cell office:value-type="float" office:value="1787353482" calcext:value-type="float">
            <text:p>1787353482</text:p>
          </table:table-cell>
          <table:table-cell table:style-name="ce1" office:value-type="string" calcext:value-type="string">
            <text:p>10/31/2015 19:38: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7143" calcext:value-type="float">
            <text:p>0.7143</text:p>
          </table:table-cell>
          <table:table-cell office:value-type="float" office:value="33511410" calcext:value-type="float">
            <text:p>335114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2.29.135.186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19:59:51</text:p>
          </table:table-cell>
          <table:table-cell office:value-type="float" office:value="1787360512" calcext:value-type="float">
            <text:p>1787360512</text:p>
          </table:table-cell>
          <table:table-cell table:style-name="ce1" office:value-type="string" calcext:value-type="string">
            <text:p>10/31/2015 19:54:5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8197" calcext:value-type="float">
            <text:p>0.8197</text:p>
          </table:table-cell>
          <table:table-cell office:value-type="float" office:value="19739093" calcext:value-type="float">
            <text:p>1973909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81.155.39.6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0:08:50</text:p>
          </table:table-cell>
          <table:table-cell office:value-type="float" office:value="1787364629" calcext:value-type="float">
            <text:p>1787364629</text:p>
          </table:table-cell>
          <table:table-cell table:style-name="ce1" office:value-type="string" calcext:value-type="string">
            <text:p>10/31/2015 20:04:5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8052" calcext:value-type="float">
            <text:p>0.8052</text:p>
          </table:table-cell>
          <table:table-cell office:value-type="float" office:value="1890003" calcext:value-type="float">
            <text:p>189000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108.29.97.145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0:21:58</text:p>
          </table:table-cell>
          <table:table-cell office:value-type="float" office:value="1787371242" calcext:value-type="float">
            <text:p>1787371242</text:p>
          </table:table-cell>
          <table:table-cell table:style-name="ce1" office:value-type="string" calcext:value-type="string">
            <text:p>10/31/2015 20:13:4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6914" calcext:value-type="float">
            <text:p>0.6914</text:p>
          </table:table-cell>
          <table:table-cell office:value-type="float" office:value="34633411" calcext:value-type="float">
            <text:p>34633411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66.85.139.244</text:p>
          </table:table-cell>
          <table:table-cell table:number-columns-repeated="2"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0:23:34</text:p>
          </table:table-cell>
          <table:table-cell office:value-type="float" office:value="1787372039" calcext:value-type="float">
            <text:p>1787372039</text:p>
          </table:table-cell>
          <table:table-cell table:style-name="ce1" office:value-type="string" calcext:value-type="string">
            <text:p>10/31/2015 20:15:5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7114" calcext:value-type="float">
            <text:p>0.7114</text:p>
          </table:table-cell>
          <table:table-cell office:value-type="float" office:value="14353703" calcext:value-type="float">
            <text:p>1435370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173.18.40.82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0:32:32</text:p>
          </table:table-cell>
          <table:table-cell office:value-type="float" office:value="1787376542" calcext:value-type="float">
            <text:p>1787376542</text:p>
          </table:table-cell>
          <table:table-cell table:style-name="ce1" office:value-type="string" calcext:value-type="string">
            <text:p>10/31/2015 20:27:4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8104" calcext:value-type="float">
            <text:p>0.8104</text:p>
          </table:table-cell>
          <table:table-cell office:value-type="float" office:value="33980820" calcext:value-type="float">
            <text:p>3398082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69.47.106.218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917" calcext:value-type="float">
            <text:p>0.91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0:36:09</text:p>
          </table:table-cell>
          <table:table-cell office:value-type="float" office:value="1787381489" calcext:value-type="float">
            <text:p>1787381489</text:p>
          </table:table-cell>
          <table:table-cell table:style-name="ce1" office:value-type="string" calcext:value-type="string">
            <text:p>10/31/2015 20:32:5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emolink</text:p>
          </table:table-cell>
          <table:table-cell office:value-type="float" office:value="0.7551" calcext:value-type="float">
            <text:p>0.7551</text:p>
          </table:table-cell>
          <table:table-cell office:value-type="float" office:value="6546042" calcext:value-type="float">
            <text:p>654604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ula Vista</text:p>
          </table:table-cell>
          <table:table-cell office:value-type="string" calcext:value-type="string">
            <text:p>99.95.214.33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0:37:50</text:p>
          </table:table-cell>
          <table:table-cell office:value-type="float" office:value="1787384101" calcext:value-type="float">
            <text:p>1787384101</text:p>
          </table:table-cell>
          <table:table-cell table:style-name="ce1" office:value-type="string" calcext:value-type="string">
            <text:p>10/31/2015 20:33:5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798" calcext:value-type="float">
            <text:p>0.798</text:p>
          </table:table-cell>
          <table:table-cell office:value-type="float" office:value="19638651" calcext:value-type="float">
            <text:p>1963865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ummerville</text:p>
          </table:table-cell>
          <table:table-cell office:value-type="string" calcext:value-type="string">
            <text:p>174.107.73.211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0:51:42</text:p>
          </table:table-cell>
          <table:table-cell office:value-type="float" office:value="1787404216" calcext:value-type="float">
            <text:p>1787404216</text:p>
          </table:table-cell>
          <table:table-cell table:style-name="ce1" office:value-type="string" calcext:value-type="string">
            <text:p>10/31/2015 20:46:2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fastcashgpt</text:p>
          </table:table-cell>
          <table:table-cell office:value-type="float" office:value="0.735" calcext:value-type="float">
            <text:p>0.735</text:p>
          </table:table-cell>
          <table:table-cell office:value-type="float" office:value="31726334" calcext:value-type="float">
            <text:p>3172633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pe Coral</text:p>
          </table:table-cell>
          <table:table-cell office:value-type="string" calcext:value-type="string">
            <text:p>184.0.224.229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B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1:26:53</text:p>
          </table:table-cell>
          <table:table-cell office:value-type="float" office:value="1787422650" calcext:value-type="float">
            <text:p>1787422650</text:p>
          </table:table-cell>
          <table:table-cell table:style-name="ce1" office:value-type="string" calcext:value-type="string">
            <text:p>10/31/2015 21:21:1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7581" calcext:value-type="float">
            <text:p>0.7581</text:p>
          </table:table-cell>
          <table:table-cell office:value-type="float" office:value="6340330" calcext:value-type="float">
            <text:p>634033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najoharie</text:p>
          </table:table-cell>
          <table:table-cell office:value-type="string" calcext:value-type="string">
            <text:p>67.248.115.74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1:29:30</text:p>
          </table:table-cell>
          <table:table-cell office:value-type="float" office:value="1787423984" calcext:value-type="float">
            <text:p>1787423984</text:p>
          </table:table-cell>
          <table:table-cell table:style-name="ce1" office:value-type="string" calcext:value-type="string">
            <text:p>10/31/2015 21:25:2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7338" calcext:value-type="float">
            <text:p>0.7338</text:p>
          </table:table-cell>
          <table:table-cell office:value-type="float" office:value="34312212" calcext:value-type="float">
            <text:p>3431221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91.101.1.240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1:42:27</text:p>
          </table:table-cell>
          <table:table-cell office:value-type="float" office:value="1787430420" calcext:value-type="float">
            <text:p>1787430420</text:p>
          </table:table-cell>
          <table:table-cell table:style-name="ce1" office:value-type="string" calcext:value-type="string">
            <text:p>10/31/2015 21:40:3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up_slw</text:p>
          </table:table-cell>
          <table:table-cell office:value-type="float" office:value="0.8172" calcext:value-type="float">
            <text:p>0.8172</text:p>
          </table:table-cell>
          <table:table-cell office:value-type="float" office:value="17414125" calcext:value-type="float">
            <text:p>1741412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Owensboro</text:p>
          </table:table-cell>
          <table:table-cell office:value-type="string" calcext:value-type="string">
            <text:p>75.81.197.8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917" calcext:value-type="float">
            <text:p>0.91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1:45:51</text:p>
          </table:table-cell>
          <table:table-cell office:value-type="float" office:value="1787432023" calcext:value-type="float">
            <text:p>1787432023</text:p>
          </table:table-cell>
          <table:table-cell table:style-name="ce1" office:value-type="string" calcext:value-type="string">
            <text:p>10/31/2015 21:40:4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6796" calcext:value-type="float">
            <text:p>0.6796</text:p>
          </table:table-cell>
          <table:table-cell office:value-type="float" office:value="22080457" calcext:value-type="float">
            <text:p>2208045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Woodhaven</text:p>
          </table:table-cell>
          <table:table-cell office:value-type="string" calcext:value-type="string">
            <text:p>74.72.163.104</text:p>
          </table:table-cell>
          <table:table-cell table:number-columns-repeated="2"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1:52:18</text:p>
          </table:table-cell>
          <table:table-cell office:value-type="float" office:value="1787434972" calcext:value-type="float">
            <text:p>1787434972</text:p>
          </table:table-cell>
          <table:table-cell table:style-name="ce1" office:value-type="string" calcext:value-type="string">
            <text:p>10/31/2015 21:48:5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865" calcext:value-type="float">
            <text:p>0.6865</text:p>
          </table:table-cell>
          <table:table-cell office:value-type="float" office:value="33058612" calcext:value-type="float">
            <text:p>3305861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lenview</text:p>
          </table:table-cell>
          <table:table-cell office:value-type="string" calcext:value-type="string">
            <text:p>162.229.106.229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1:53:05</text:p>
          </table:table-cell>
          <table:table-cell office:value-type="float" office:value="1787435297" calcext:value-type="float">
            <text:p>1787435297</text:p>
          </table:table-cell>
          <table:table-cell table:style-name="ce1" office:value-type="string" calcext:value-type="string">
            <text:p>10/31/2015 21:50:2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7679" calcext:value-type="float">
            <text:p>0.7679</text:p>
          </table:table-cell>
          <table:table-cell office:value-type="float" office:value="31580375" calcext:value-type="float">
            <text:p>315803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5.67.162.207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1:56:05</text:p>
          </table:table-cell>
          <table:table-cell office:value-type="float" office:value="1787436576" calcext:value-type="float">
            <text:p>1787436576</text:p>
          </table:table-cell>
          <table:table-cell table:style-name="ce1" office:value-type="string" calcext:value-type="string">
            <text:p>10/31/2015 21:49:1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fusioncash</text:p>
          </table:table-cell>
          <table:table-cell office:value-type="float" office:value="0.6955" calcext:value-type="float">
            <text:p>0.6955</text:p>
          </table:table-cell>
          <table:table-cell office:value-type="float" office:value="31757234" calcext:value-type="float">
            <text:p>3175723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108.167.91.156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2:30:16</text:p>
          </table:table-cell>
          <table:table-cell office:value-type="float" office:value="1787451531" calcext:value-type="float">
            <text:p>1787451531</text:p>
          </table:table-cell>
          <table:table-cell table:style-name="ce1" office:value-type="string" calcext:value-type="string">
            <text:p>10/31/2015 22:25:5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zoombucks</text:p>
          </table:table-cell>
          <table:table-cell office:value-type="float" office:value="0.8022" calcext:value-type="float">
            <text:p>0.8022</text:p>
          </table:table-cell>
          <table:table-cell office:value-type="float" office:value="9383666" calcext:value-type="float">
            <text:p>9383666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73.146.49.15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9142646" calcext:value-type="float">
            <text:p>819142646</text:p>
          </table:table-cell>
          <table:table-cell table:style-name="ce1" office:value-type="string" calcext:value-type="string">
            <text:p>10/31/2015 22:40:02</text:p>
          </table:table-cell>
          <table:table-cell office:value-type="float" office:value="1787455683" calcext:value-type="float">
            <text:p>1787455683</text:p>
          </table:table-cell>
          <table:table-cell table:style-name="ce1" office:value-type="string" calcext:value-type="string">
            <text:p>10/31/2015 22:36:2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6857" calcext:value-type="float">
            <text:p>0.6857</text:p>
          </table:table-cell>
          <table:table-cell office:value-type="float" office:value="17950689" calcext:value-type="float">
            <text:p>179506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Kidderminster</text:p>
          </table:table-cell>
          <table:table-cell office:value-type="string" calcext:value-type="string">
            <text:p>217.39.98.237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584" calcext:value-type="float">
            <text:p>0.584</text:p>
          </table:table-cell>
          <table:table-cell/>
          <table:table-cell office:value-type="float" office:value="0.7785714286" calcext:value-type="float">
            <text:p>0.7785714286</text:p>
          </table:table-cell>
          <table:table-cell office:value-type="float" office:value="0.1507407759" calcext:value-type="float">
            <text:p>0.1507407759</text:p>
          </table:table-cell>
        </table:table-row>
        <table:table-row table:style-name="ro1">
          <table:table-cell table:number-columns-repeated="12"/>
          <table:table-cell office:value-type="float" office:value="0.543" calcext:value-type="float">
            <text:p>0.54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771" calcext:value-type="float">
            <text:p>0.77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.829" calcext:value-type="float">
            <text:p>0.82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.971" calcext:value-type="float">
            <text:p>0.971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.457" calcext:value-type="float">
            <text:p>0.457</text:p>
          </table:table-cell>
          <table:table-cell office:value-type="float" office:value="0.657" calcext:value-type="float">
            <text:p>0.65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16A</text:p>
          </table:table-cell>
          <table:table-cell office:value-type="string" calcext:value-type="string">
            <text:p>4B/11A</text:p>
          </table:table-cell>
          <table:table-cell/>
          <table:table-cell office:value-type="string" calcext:value-type="string">
            <text:p>4A/10B</text:p>
          </table:table-cell>
          <table:table-cell office:value-type="string" calcext:value-type="string">
            <text:p>3A/5B</text:p>
          </table:table-cell>
          <table:table-cell/>
          <table:table-cell office:value-type="string" calcext:value-type="string">
            <text:p>2B/4C</text:p>
          </table:table-cell>
          <table:table-cell/>
          <table:table-cell office:value-type="string" calcext:value-type="string">
            <text:p>1C</text:p>
          </table:table-cell>
          <table:table-cell table:number-columns-repeated="3"/>
          <table:table-cell office:value-type="string" calcext:value-type="string">
            <text:p>2B/17A</text:p>
          </table:table-cell>
          <table:table-cell office:value-type="string" calcext:value-type="string">
            <text:p>2A/10B</text:p>
          </table:table-cell>
          <table:table-cell table:number-columns-repeated="4"/>
        </table:table-row>
        <table:table-row table:style-name="ro1" table:number-rows-repeated="1048537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3T13:56:07.411807636</dc:date>
    <meta:generator>LibreOffice/4.2.8.2$Linux_X86_64 LibreOffice_project/420m0$Build-2</meta:generator>
    <meta:editing-duration>PT16M27S</meta:editing-duration>
    <meta:editing-cycles>7</meta:editing-cycles>
    <meta:document-statistic meta:table-count="1" meta:cell-count="989" meta:object-count="0"/>
  </office:meta>
</office:document-meta>
</file>